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shapes>
          <draw:frame draw:z-index="0" draw:style-name="gr1" draw:text-style-name="P1" svg:width="15.999cm" svg:height="8.999cm" svg:x="19.705cm" svg:y="6.209cm">
            <draw:object draw:notify-on-update-of-ranges="Blad1.D14:Blad1.D14 Blad1.D15:Blad1.D39 Blad1.E15:Blad1.E39 Blad1.G15:Blad1.G39 Blad1.D15:Blad1.D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6"/>
          <table:table-cell table:style-name="ce1" office:value-type="string" calcext:value-type="string">
            <text:p>affine cost mode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Fixed cost [cycles]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ycles per byte</text:p>
          </table:table-cell>
          <table:table-cell office:value-type="float" office:value="0.078" calcext:value-type="float">
            <text:p>0,0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lock frequency [Hz]</text:p>
          </table:table-cell>
          <table:table-cell table:style-name="ce2" office:value-type="float" office:value="4000000000" calcext:value-type="float">
            <text:p>4,00E+0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ize [B]</text:p>
          </table:table-cell>
          <table:table-cell office:value-type="string" calcext:value-type="string">
            <text:p>Time [µs]</text:p>
          </table:table-cell>
          <table:table-cell office:value-type="string" calcext:value-type="string">
            <text:p>byte per ns</text:p>
          </table:table-cell>
          <table:table-cell office:value-type="string" calcext:value-type="string">
            <text:p>estimated time [µs]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8.9" calcext:value-type="float">
            <text:p>58,9</text:p>
          </table:table-cell>
          <table:table-cell table:formula="of:=[.D15]/[.E15]" office:value-type="float" office:value="0.0169779286926995" calcext:value-type="float">
            <text:p>0,0169779286926995</text:p>
          </table:table-cell>
          <table:table-cell table:formula="of:=([.$H$9]+[.D15]*[.$H$10])/[.$H$11]*1000000000" office:value-type="float" office:value="57.5195" calcext:value-type="float">
            <text:p>57,5195</text:p>
          </table:table-cell>
          <table:table-cell/>
        </table:table-row>
        <table:table-row table:style-name="ro1">
          <table:table-cell table:number-columns-repeated="3"/>
          <table:table-cell table:formula="of:=[.D15]*2" office:value-type="float" office:value="2" calcext:value-type="float">
            <text:p>2</text:p>
          </table:table-cell>
          <table:table-cell table:number-columns-repeated="2"/>
          <table:table-cell table:formula="of:=([.$H$9]+[.D16]*[.$H$10])/[.$H$11]*1000000000" office:value-type="float" office:value="57.539" calcext:value-type="float">
            <text:p>57,539</text:p>
          </table:table-cell>
          <table:table-cell/>
        </table:table-row>
        <table:table-row table:style-name="ro1">
          <table:table-cell table:number-columns-repeated="3"/>
          <table:table-cell table:formula="of:=[.D16]*2" office:value-type="float" office:value="4" calcext:value-type="float">
            <text:p>4</text:p>
          </table:table-cell>
          <table:table-cell table:number-columns-repeated="2"/>
          <table:table-cell table:formula="of:=([.$H$9]+[.D17]*[.$H$10])/[.$H$11]*1000000000" office:value-type="float" office:value="57.578" calcext:value-type="float">
            <text:p>57,578</text:p>
          </table:table-cell>
          <table:table-cell/>
        </table:table-row>
        <table:table-row table:style-name="ro1">
          <table:table-cell table:number-columns-repeated="3"/>
          <table:table-cell table:formula="of:=[.D17]*2" office:value-type="float" office:value="8" calcext:value-type="float">
            <text:p>8</text:p>
          </table:table-cell>
          <table:table-cell table:number-columns-repeated="2"/>
          <table:table-cell table:formula="of:=([.$H$9]+[.D18]*[.$H$10])/[.$H$11]*1000000000" office:value-type="float" office:value="57.656" calcext:value-type="float">
            <text:p>57,656</text:p>
          </table:table-cell>
          <table:table-cell/>
        </table:table-row>
        <table:table-row table:style-name="ro1">
          <table:table-cell table:number-columns-repeated="3"/>
          <table:table-cell table:formula="of:=[.D18]*2" office:value-type="float" office:value="16" calcext:value-type="float">
            <text:p>16</text:p>
          </table:table-cell>
          <table:table-cell table:number-columns-repeated="2"/>
          <table:table-cell table:formula="of:=([.$H$9]+[.D19]*[.$H$10])/[.$H$11]*1000000000" office:value-type="float" office:value="57.812" calcext:value-type="float">
            <text:p>57,812</text:p>
          </table:table-cell>
          <table:table-cell/>
        </table:table-row>
        <table:table-row table:style-name="ro1">
          <table:table-cell table:number-columns-repeated="3"/>
          <table:table-cell table:formula="of:=[.D19]*2" office:value-type="float" office:value="32" calcext:value-type="float">
            <text:p>32</text:p>
          </table:table-cell>
          <table:table-cell table:number-columns-repeated="2"/>
          <table:table-cell table:formula="of:=([.$H$9]+[.D20]*[.$H$10])/[.$H$11]*1000000000" office:value-type="float" office:value="58.124" calcext:value-type="float">
            <text:p>58,124</text:p>
          </table:table-cell>
          <table:table-cell/>
        </table:table-row>
        <table:table-row table:style-name="ro1">
          <table:table-cell table:number-columns-repeated="3"/>
          <table:table-cell table:formula="of:=[.D20]*2" office:value-type="float" office:value="64" calcext:value-type="float">
            <text:p>64</text:p>
          </table:table-cell>
          <table:table-cell table:number-columns-repeated="2"/>
          <table:table-cell table:formula="of:=([.$H$9]+[.D21]*[.$H$10])/[.$H$11]*1000000000" office:value-type="float" office:value="58.748" calcext:value-type="float">
            <text:p>58,748</text:p>
          </table:table-cell>
          <table:table-cell/>
        </table:table-row>
        <table:table-row table:style-name="ro1">
          <table:table-cell table:number-columns-repeated="3"/>
          <table:table-cell table:formula="of:=[.D21]*2" office:value-type="float" office:value="128" calcext:value-type="float">
            <text:p>128</text:p>
          </table:table-cell>
          <table:table-cell table:number-columns-repeated="2"/>
          <table:table-cell table:formula="of:=([.$H$9]+[.D22]*[.$H$10])/[.$H$11]*1000000000" office:value-type="float" office:value="59.996" calcext:value-type="float">
            <text:p>59,996</text:p>
          </table:table-cell>
          <table:table-cell/>
        </table:table-row>
        <table:table-row table:style-name="ro1">
          <table:table-cell table:number-columns-repeated="3"/>
          <table:table-cell table:formula="of:=[.D22]*2" office:value-type="float" office:value="256" calcext:value-type="float">
            <text:p>256</text:p>
          </table:table-cell>
          <table:table-cell table:number-columns-repeated="2"/>
          <table:table-cell table:formula="of:=([.$H$9]+[.D23]*[.$H$10])/[.$H$11]*1000000000" office:value-type="float" office:value="62.492" calcext:value-type="float">
            <text:p>62,492</text:p>
          </table:table-cell>
          <table:table-cell/>
        </table:table-row>
        <table:table-row table:style-name="ro1">
          <table:table-cell table:number-columns-repeated="3"/>
          <table:table-cell table:formula="of:=[.D23]*2" office:value-type="float" office:value="512" calcext:value-type="float">
            <text:p>512</text:p>
          </table:table-cell>
          <table:table-cell table:number-columns-repeated="2"/>
          <table:table-cell table:formula="of:=([.$H$9]+[.D24]*[.$H$10])/[.$H$11]*1000000000" office:value-type="float" office:value="67.484" calcext:value-type="float">
            <text:p>67,484</text:p>
          </table:table-cell>
          <table:table-cell/>
        </table:table-row>
        <table:table-row table:style-name="ro1">
          <table:table-cell table:number-columns-repeated="3"/>
          <table:table-cell table:formula="of:=[.D24]*2" office:value-type="float" office:value="1024" calcext:value-type="float">
            <text:p>1024</text:p>
          </table:table-cell>
          <table:table-cell office:value-type="float" office:value="65" calcext:value-type="float">
            <text:p>65</text:p>
          </table:table-cell>
          <table:table-cell table:formula="of:=[.D25]/[.E25]" office:value-type="float" office:value="15.7538461538462" calcext:value-type="float">
            <text:p>15,7538461538462</text:p>
          </table:table-cell>
          <table:table-cell table:formula="of:=([.$H$9]+[.D25]*[.$H$10])/[.$H$11]*1000000000" office:value-type="float" office:value="77.468" calcext:value-type="float">
            <text:p>77,468</text:p>
          </table:table-cell>
          <table:table-cell/>
        </table:table-row>
        <table:table-row table:style-name="ro1">
          <table:table-cell table:number-columns-repeated="3"/>
          <table:table-cell table:formula="of:=[.D25]*2" office:value-type="float" office:value="2048" calcext:value-type="float">
            <text:p>2048</text:p>
          </table:table-cell>
          <table:table-cell table:number-columns-repeated="2"/>
          <table:table-cell table:formula="of:=([.$H$9]+[.D26]*[.$H$10])/[.$H$11]*1000000000" office:value-type="float" office:value="97.436" calcext:value-type="float">
            <text:p>97,436</text:p>
          </table:table-cell>
          <table:table-cell/>
        </table:table-row>
        <table:table-row table:style-name="ro1">
          <table:table-cell table:number-columns-repeated="3"/>
          <table:table-cell table:formula="of:=[.D26]*2" office:value-type="float" office:value="4096" calcext:value-type="float">
            <text:p>4096</text:p>
          </table:table-cell>
          <table:table-cell office:value-type="float" office:value="136" calcext:value-type="float">
            <text:p>136</text:p>
          </table:table-cell>
          <table:table-cell table:formula="of:=[.D27]/[.E27]" office:value-type="float" office:value="30.1176470588235" calcext:value-type="float">
            <text:p>30,1176470588235</text:p>
          </table:table-cell>
          <table:table-cell table:formula="of:=([.$H$9]+[.D27]*[.$H$10])/[.$H$11]*1000000000" office:value-type="float" office:value="137.372" calcext:value-type="float">
            <text:p>137,372</text:p>
          </table:table-cell>
          <table:table-cell/>
        </table:table-row>
        <table:table-row table:style-name="ro1">
          <table:table-cell table:number-columns-repeated="3"/>
          <table:table-cell table:formula="of:=[.D27]*2" office:value-type="float" office:value="8192" calcext:value-type="float">
            <text:p>8192</text:p>
          </table:table-cell>
          <table:table-cell table:number-columns-repeated="2"/>
          <table:table-cell table:formula="of:=([.$H$9]+[.D28]*[.$H$10])/[.$H$11]*1000000000" office:value-type="float" office:value="217.244" calcext:value-type="float">
            <text:p>217,244</text:p>
          </table:table-cell>
          <table:table-cell/>
        </table:table-row>
        <table:table-row table:style-name="ro1">
          <table:table-cell table:number-columns-repeated="3"/>
          <table:table-cell table:formula="of:=[.D28]*2" office:value-type="float" office:value="16384" calcext:value-type="float">
            <text:p>16384</text:p>
          </table:table-cell>
          <table:table-cell office:value-type="float" office:value="392" calcext:value-type="float">
            <text:p>392</text:p>
          </table:table-cell>
          <table:table-cell table:formula="of:=[.D29]/[.E29]" office:value-type="float" office:value="41.7959183673469" calcext:value-type="float">
            <text:p>41,7959183673469</text:p>
          </table:table-cell>
          <table:table-cell table:formula="of:=([.$H$9]+[.D29]*[.$H$10])/[.$H$11]*1000000000" office:value-type="float" office:value="376.988" calcext:value-type="float">
            <text:p>376,988</text:p>
          </table:table-cell>
          <table:table-cell/>
        </table:table-row>
        <table:table-row table:style-name="ro1">
          <table:table-cell table:number-columns-repeated="3"/>
          <table:table-cell table:formula="of:=[.D29]*2" office:value-type="float" office:value="32768" calcext:value-type="float">
            <text:p>32768</text:p>
          </table:table-cell>
          <table:table-cell table:number-columns-repeated="2"/>
          <table:table-cell table:formula="of:=([.$H$9]+[.D30]*[.$H$10])/[.$H$11]*1000000000" office:value-type="float" office:value="696.476" calcext:value-type="float">
            <text:p>696,476</text:p>
          </table:table-cell>
          <table:table-cell/>
        </table:table-row>
        <table:table-row table:style-name="ro1">
          <table:table-cell table:number-columns-repeated="3"/>
          <table:table-cell table:formula="of:=[.D30]*2" office:value-type="float" office:value="65536" calcext:value-type="float">
            <text:p>65536</text:p>
          </table:table-cell>
          <table:table-cell office:value-type="float" office:value="1343" calcext:value-type="float">
            <text:p>1343</text:p>
          </table:table-cell>
          <table:table-cell table:formula="of:=[.D31]/[.E31]" office:value-type="float" office:value="48.7982129560685" calcext:value-type="float">
            <text:p>48,7982129560685</text:p>
          </table:table-cell>
          <table:table-cell table:formula="of:=([.$H$9]+[.D31]*[.$H$10])/[.$H$11]*1000000000" office:value-type="float" office:value="1335.452" calcext:value-type="float">
            <text:p>1335,452</text:p>
          </table:table-cell>
          <table:table-cell/>
        </table:table-row>
        <table:table-row table:style-name="ro1">
          <table:table-cell table:number-columns-repeated="3"/>
          <table:table-cell table:formula="of:=[.D31]*2" office:value-type="float" office:value="131072" calcext:value-type="float">
            <text:p>131072</text:p>
          </table:table-cell>
          <table:table-cell table:number-columns-repeated="2"/>
          <table:table-cell table:formula="of:=([.$H$9]+[.D32]*[.$H$10])/[.$H$11]*1000000000" office:value-type="float" office:value="2613.404" calcext:value-type="float">
            <text:p>2613,404</text:p>
          </table:table-cell>
          <table:table-cell/>
        </table:table-row>
        <table:table-row table:style-name="ro1">
          <table:table-cell table:number-columns-repeated="3"/>
          <table:table-cell table:formula="of:=[.D32]*2" office:value-type="float" office:value="262144" calcext:value-type="float">
            <text:p>262144</text:p>
          </table:table-cell>
          <table:table-cell office:value-type="float" office:value="5142" calcext:value-type="float">
            <text:p>5142</text:p>
          </table:table-cell>
          <table:table-cell table:formula="of:=[.D33]/[.E33]" office:value-type="float" office:value="50.9809412679891" calcext:value-type="float">
            <text:p>50,9809412679891</text:p>
          </table:table-cell>
          <table:table-cell table:formula="of:=([.$H$9]+[.D33]*[.$H$10])/[.$H$11]*1000000000" office:value-type="float" office:value="5169.308" calcext:value-type="float">
            <text:p>5169,308</text:p>
          </table:table-cell>
          <table:table-cell/>
        </table:table-row>
        <table:table-row table:style-name="ro1">
          <table:table-cell table:number-columns-repeated="3"/>
          <table:table-cell table:formula="of:=[.D33]*2" office:value-type="float" office:value="524288" calcext:value-type="float">
            <text:p>524288</text:p>
          </table:table-cell>
          <table:table-cell table:number-columns-repeated="2"/>
          <table:table-cell table:formula="of:=([.$H$9]+[.D34]*[.$H$10])/[.$H$11]*1000000000" office:value-type="float" office:value="10281.116" calcext:value-type="float">
            <text:p>10281,116</text:p>
          </table:table-cell>
          <table:table-cell/>
        </table:table-row>
        <table:table-row table:style-name="ro1">
          <table:table-cell table:number-columns-repeated="3"/>
          <table:table-cell table:formula="of:=[.D34]*2" office:value-type="float" office:value="1048576" calcext:value-type="float">
            <text:p>1048576</text:p>
          </table:table-cell>
          <table:table-cell table:number-columns-repeated="2"/>
          <table:table-cell table:formula="of:=([.$H$9]+[.D35]*[.$H$10])/[.$H$11]*1000000000" office:value-type="float" office:value="20504.732" calcext:value-type="float">
            <text:p>20504,732</text:p>
          </table:table-cell>
          <table:table-cell/>
        </table:table-row>
        <table:table-row table:style-name="ro1">
          <table:table-cell table:number-columns-repeated="3"/>
          <table:table-cell table:formula="of:=[.D35]*2" office:value-type="float" office:value="2097152" calcext:value-type="float">
            <text:p>2097152</text:p>
          </table:table-cell>
          <table:table-cell table:number-columns-repeated="2"/>
          <table:table-cell table:formula="of:=([.$H$9]+[.D36]*[.$H$10])/[.$H$11]*1000000000" office:value-type="float" office:value="40951.964" calcext:value-type="float">
            <text:p>40951,964</text:p>
          </table:table-cell>
          <table:table-cell/>
        </table:table-row>
        <table:table-row table:style-name="ro1">
          <table:table-cell table:number-columns-repeated="3"/>
          <table:table-cell table:formula="of:=[.D36]*2" office:value-type="float" office:value="4194304" calcext:value-type="float">
            <text:p>4194304</text:p>
          </table:table-cell>
          <table:table-cell table:number-columns-repeated="2"/>
          <table:table-cell table:formula="of:=([.$H$9]+[.D37]*[.$H$10])/[.$H$11]*1000000000" office:value-type="float" office:value="81846.428" calcext:value-type="float">
            <text:p>81846,428</text:p>
          </table:table-cell>
          <table:table-cell/>
        </table:table-row>
        <table:table-row table:style-name="ro1">
          <table:table-cell table:number-columns-repeated="3"/>
          <table:table-cell table:formula="of:=[.D37]*2" office:value-type="float" office:value="8388608" calcext:value-type="float">
            <text:p>8388608</text:p>
          </table:table-cell>
          <table:table-cell table:number-columns-repeated="2"/>
          <table:table-cell table:formula="of:=([.$H$9]+[.D38]*[.$H$10])/[.$H$11]*1000000000" office:value-type="float" office:value="163635.356" calcext:value-type="float">
            <text:p>163635,356</text:p>
          </table:table-cell>
          <table:table-cell/>
        </table:table-row>
        <table:table-row table:style-name="ro1">
          <table:table-cell table:number-columns-repeated="3"/>
          <table:table-cell table:formula="of:=[.D38]*2" office:value-type="float" office:value="16777216" calcext:value-type="float">
            <text:p>16777216</text:p>
          </table:table-cell>
          <table:table-cell table:number-columns-repeated="2"/>
          <table:table-cell table:formula="of:=([.$H$9]+[.D39]*[.$H$10])/[.$H$11]*1000000000" office:value-type="float" office:value="327213.212" calcext:value-type="float">
            <text:p>327213,2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00-00-00</text:date>, <text:time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5T15:59:17.148277431</meta:creation-date>
    <dc:date>2025-05-05T16:39:48.237638524</dc:date>
    <meta:editing-duration>PT18M44S</meta:editing-duration>
    <meta:editing-cycles>4</meta:editing-cycles>
    <meta:generator>LibreOffice/25.2.2.2$Linux_X86_64 LibreOffice_project/520$Build-2</meta:generator>
    <meta:document-statistic meta:table-count="1" meta:cell-count="7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5.417cm" svg:y="0.316cm" chart:style-name="ch2">
          <text:p>Lemac time consumption</text:p>
        </chart:title>
        <chart:legend chart:legend-position="end" svg:x="13.126cm" svg:y="3.952cm" style:legend-expansion="high" chart:style-name="ch3"/>
        <chart:plot-area chart:style-name="ch4" svg:x="1.331cm" svg:y="1.275cm" svg:width="11.475cm" svg:height="6.564cm">
          <chart:coordinate-region svg:x="2.921cm" svg:y="1.475cm" svg:width="9.745cm" svg:height="4.616cm"/>
          <chart:axis chart:dimension="x" chart:name="primary-x" chart:style-name="ch5">
            <chart:title svg:x="6.296cm" svg:y="8.019cm" chart:style-name="ch2">
              <text:p><text:span text:style-name="T1">size [byte]</text:span></text:p>
            </chart:title>
          </chart:axis>
          <chart:axis chart:dimension="y" chart:name="primary-y" chart:style-name="ch6">
            <chart:title svg:x="0.451cm" svg:y="5.217cm" chart:style-name="ch7">
              <text:p><text:span text:style-name="T1">time [µs]</text:span></text:p>
            </chart:title>
            <chart:grid chart:style-name="ch8" chart:class="major"/>
          </chart:axis>
          <chart:series chart:style-name="ch9" chart:values-cell-range-address="Blad1.E15:Blad1.E39" loext:label-string="measured" chart:class="chart:scatter">
            <chart:domain table:cell-range-address="Blad1.D15:Blad1.D39"/>
            <chart:data-point chart:repeated="25"/>
          </chart:series>
          <chart:series chart:style-name="ch10" chart:values-cell-range-address="Blad1.G15:Blad1.G39" loext:label-string="estimated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D</text:p>
              </table:table-cell>
              <table:table-cell office:value-type="string">
                <text:p>measured</text:p>
              </table:table-cell>
              <table:table-cell office:value-type="string">
                <text:p>estim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lad1.D15:Blad1.D39</svg:desc>
                </draw:g>
              </table:table-cell>
              <table:table-cell office:value-type="float" office:value="58.9">
                <text:p>58.9</text:p>
                <draw:g>
                  <svg:desc>Blad1.E15:Blad1.E39</svg:desc>
                </draw:g>
              </table:table-cell>
              <table:table-cell office:value-type="float" office:value="57.5195">
                <text:p>57.5195</text:p>
                <draw:g>
                  <svg:desc>Blad1.G15:Blad1.G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7.539">
                <text:p>57.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7.578">
                <text:p>57.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7.656">
                <text:p>57.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7.812">
                <text:p>57.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58.124">
                <text:p>58.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58.748">
                <text:p>58.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59.996">
                <text:p>59.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62.492">
                <text:p>62.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67.484">
                <text:p>67.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5">
                <text:p>65</text:p>
              </table:table-cell>
              <table:table-cell office:value-type="float" office:value="77.468">
                <text:p>77.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97.436">
                <text:p>97.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36">
                <text:p>136</text:p>
              </table:table-cell>
              <table:table-cell office:value-type="float" office:value="137.372">
                <text:p>137.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217.244">
                <text:p>217.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392">
                <text:p>392</text:p>
              </table:table-cell>
              <table:table-cell office:value-type="float" office:value="376.988">
                <text:p>376.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  <table:table-cell office:value-type="float" office:value="696.476">
                <text:p>696.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1343">
                <text:p>1343</text:p>
              </table:table-cell>
              <table:table-cell office:value-type="float" office:value="1335.452">
                <text:p>1335.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NaN">
                <text:p>NaN</text:p>
              </table:table-cell>
              <table:table-cell office:value-type="float" office:value="2613.404">
                <text:p>2613.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5142">
                <text:p>5142</text:p>
              </table:table-cell>
              <table:table-cell office:value-type="float" office:value="5169.308">
                <text:p>5169.3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NaN">
                <text:p>NaN</text:p>
              </table:table-cell>
              <table:table-cell office:value-type="float" office:value="10281.116">
                <text:p>10281.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6">
                <text:p>1048576</text:p>
              </table:table-cell>
              <table:table-cell office:value-type="float" office:value="NaN">
                <text:p>NaN</text:p>
              </table:table-cell>
              <table:table-cell office:value-type="float" office:value="20504.732">
                <text:p>20504.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  <table:table-cell office:value-type="float" office:value="40951.964">
                <text:p>40951.9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81846.428">
                <text:p>81846.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163635.356">
                <text:p>163635.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327213.212">
                <text:p>327213.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